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0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1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false" fo:min-height="0.517cm" fo:min-width="0.42cm" fo:padding-top="0.087cm" fo:padding-bottom="0.087cm" fo:padding-left="0.212cm" fo:padding-right="0.212cm"/>
    </style:style>
    <style:style style:name="gr52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53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54" style:family="graphic" style:parent-style-name="standard">
      <style:graphic-properties draw:ole-draw-aspect="1" style:protect="size"/>
    </style:style>
    <style:style style:name="gr55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56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padding-top="0.087cm" fo:padding-bottom="0.087cm" fo:padding-left="0.212cm" fo:padding-right="0.212cm" draw:shadow="hidden" draw:shadow-offset-x="0.305cm" draw:shadow-offset-y="0.305cm"/>
    </style:style>
    <style:style style:name="gr57" style:family="graphic" style:parent-style-name="standard">
      <style:graphic-properties draw:stroke="dash" draw:stroke-dash="Ultrafine_20_Dashed"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58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false" fo:min-height="0.527cm" fo:min-width="0.42cm" fo:padding-top="0.087cm" fo:padding-bottom="0.087cm" fo:padding-left="0.212cm" fo:padding-right="0.212cm"/>
    </style:style>
    <style:style style:name="gr59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59cm" svg:height="0.569cm" draw:transform="rotate (-0.392699081699837) translate (3.337cm 1.11cm)">
          <draw:text-box>
            <text:p><text:span text:style-name="T1">6</text:span></text:p>
          </draw:text-box>
        </draw:frame>
        <draw:g>
          <draw:ellipse draw:style-name="gr2" draw:text-style-name="P2" draw:layer="layout" svg:width="0.16cm" svg:height="0.566cm" draw:transform="rotate (-2.35619449019309) translate (3.901cm 0.945cm)" draw:kind="arc" draw:start-angle="180.43" draw:end-angle="0.26">
            <text:p/>
          </draw:ellipse>
          <draw:ellipse draw:style-name="gr3" draw:text-style-name="P2" draw:layer="layout" svg:width="0.161cm" svg:height="0.566cm" draw:transform="rotate (-2.35619449019309) translate (3.788cm 1.059cm)" draw:kind="arc" draw:start-angle="180.43" draw:end-angle="0.26">
            <text:p/>
          </draw:ellipse>
          <draw:ellipse draw:style-name="gr4" draw:text-style-name="P2" draw:layer="layout" svg:width="0.162cm" svg:height="0.567cm" draw:transform="rotate (-2.35619449019309) translate (3.674cm 1.173cm)" draw:kind="arc" draw:start-angle="180.43" draw:end-angle="0.26">
            <text:p/>
          </draw:ellipse>
          <draw:ellipse draw:style-name="gr5" draw:text-style-name="P2" draw:layer="layout" svg:width="0.16cm" svg:height="0.566cm" draw:transform="rotate (-2.35619449019309) translate (3.559cm 1.287cm)" draw:kind="arc" draw:start-angle="180.43" draw:end-angle="0.26">
            <text:p/>
          </draw:ellipse>
          <draw:line draw:style-name="gr6" draw:text-style-name="P2" draw:layer="layout" svg:x1="3.246cm" svg:y1="1.201cm" svg:x2="3.176cm" svg:y2="1.271cm">
            <text:p/>
          </draw:line>
          <draw:line draw:style-name="gr7" draw:text-style-name="P2" draw:layer="layout" svg:x1="3.773cm" svg:y1="0.676cm" svg:x2="3.703cm" svg:y2="0.746cm">
            <text:p/>
          </draw:line>
        </draw:g>
        <draw:g draw:id="id4">
          <draw:ellipse draw:style-name="gr8" draw:text-style-name="P2" draw:layer="layout" svg:width="0.16cm" svg:height="0.566cm" draw:transform="rotate (-1.57079632679579) translate (3.41cm 1.502cm)" draw:kind="arc" draw:start-angle="180.43" draw:end-angle="0.26">
            <text:p/>
          </draw:ellipse>
          <draw:ellipse draw:style-name="gr9" draw:text-style-name="P2" draw:layer="layout" svg:width="0.161cm" svg:height="0.566cm" draw:transform="rotate (-1.57079632679579) translate (3.411cm 1.662cm)" draw:kind="arc" draw:start-angle="180.43" draw:end-angle="0.26">
            <text:p/>
          </draw:ellipse>
          <draw:ellipse draw:style-name="gr10" draw:text-style-name="P2" draw:layer="layout" svg:width="0.162cm" svg:height="0.567cm" draw:transform="rotate (-1.57079632679579) translate (3.41cm 1.823cm)" draw:kind="arc" draw:start-angle="180.43" draw:end-angle="0.26">
            <text:p/>
          </draw:ellipse>
          <draw:ellipse draw:style-name="gr11" draw:text-style-name="P2" draw:layer="layout" svg:width="0.16cm" svg:height="0.566cm" draw:transform="rotate (-1.57079632679579) translate (3.41cm 1.985cm)" draw:kind="arc" draw:start-angle="180.43" draw:end-angle="0.26">
            <text:p/>
          </draw:ellipse>
          <draw:line draw:style-name="gr12" draw:text-style-name="P2" draw:layer="layout" svg:x1="3.129cm" svg:y1="2.146cm" svg:x2="3.129cm" svg:y2="2.245cm">
            <text:p/>
          </draw:line>
          <draw:line draw:style-name="gr13" draw:text-style-name="P2" draw:layer="layout" svg:x1="3.129cm" svg:y1="1.402cm" svg:x2="3.129cm" svg:y2="1.501cm">
            <text:p/>
          </draw:line>
        </draw:g>
        <draw:g>
          <draw:glue-point draw:id="4" svg:x="4.97cm" svg:y="0.295cm"/>
          <draw:ellipse draw:style-name="gr14" draw:text-style-name="P2" draw:layer="layout" svg:width="0.16cm" svg:height="0.566cm" draw:transform="rotate (2.35444916093991) translate (4.876cm 1.054cm)" draw:kind="arc" draw:start-angle="179.8" draw:end-angle="359.6">
            <text:p/>
          </draw:ellipse>
          <draw:ellipse draw:style-name="gr15" draw:text-style-name="P2" draw:layer="layout" svg:width="0.161cm" svg:height="0.566cm" draw:transform="rotate (2.35776528651869) translate (4.991cm 1.168cm)" draw:kind="arc" draw:start-angle="179.59" draw:end-angle="359.37">
            <text:p/>
          </draw:ellipse>
          <draw:ellipse draw:style-name="gr16" draw:text-style-name="P2" draw:layer="layout" svg:width="0.162cm" svg:height="0.567cm" draw:transform="rotate (2.3554963584911) translate (5.105cm 1.283cm)" draw:kind="arc" draw:start-angle="179.8" draw:end-angle="359.6">
            <text:p/>
          </draw:ellipse>
          <draw:ellipse draw:style-name="gr17" draw:text-style-name="P2" draw:layer="layout" svg:width="0.16cm" svg:height="0.566cm" draw:transform="rotate (2.35444916093991) translate (5.218cm 1.397cm)" draw:kind="arc" draw:start-angle="179.8" draw:end-angle="359.6">
            <text:p/>
          </draw:ellipse>
          <draw:line draw:style-name="gr18" draw:text-style-name="P2" draw:layer="layout" svg:x1="5.418cm" svg:y1="1.197cm" svg:x2="5.488cm" svg:y2="1.267cm">
            <text:p/>
          </draw:line>
          <draw:line draw:style-name="gr19" draw:text-style-name="P2" draw:layer="layout" svg:x1="4.892cm" svg:y1="0.671cm" svg:x2="4.962cm" svg:y2="0.741cm">
            <text:p/>
          </draw:line>
        </draw:g>
        <draw:g>
          <draw:ellipse draw:style-name="gr20" draw:text-style-name="P2" draw:layer="layout" svg:width="0.16cm" svg:height="0.566cm" draw:transform="rotate (0.7853981633973) translate (4.751cm 2.725cm)" draw:kind="arc" draw:start-angle="180.43" draw:end-angle="0.26">
            <text:p/>
          </draw:ellipse>
          <draw:ellipse draw:style-name="gr21" draw:text-style-name="P2" draw:layer="layout" svg:width="0.161cm" svg:height="0.566cm" draw:transform="rotate (0.7853981633973) translate (4.864cm 2.611cm)" draw:kind="arc" draw:start-angle="180.43" draw:end-angle="0.26">
            <text:p/>
          </draw:ellipse>
          <draw:ellipse draw:style-name="gr22" draw:text-style-name="P2" draw:layer="layout" svg:width="0.162cm" svg:height="0.567cm" draw:transform="rotate (0.7853981633973) translate (4.978cm 2.497cm)" draw:kind="arc" draw:start-angle="180.43" draw:end-angle="0.26">
            <text:p/>
          </draw:ellipse>
          <draw:ellipse draw:style-name="gr23" draw:text-style-name="P2" draw:layer="layout" svg:width="0.16cm" svg:height="0.566cm" draw:transform="rotate (0.7853981633973) translate (5.093cm 2.383cm)" draw:kind="arc" draw:start-angle="180.43" draw:end-angle="0.26">
            <text:p/>
          </draw:ellipse>
          <draw:line draw:style-name="gr24" draw:text-style-name="P2" draw:layer="layout" svg:x1="5.405cm" svg:y1="2.468cm" svg:x2="5.475cm" svg:y2="2.398cm">
            <text:p/>
          </draw:line>
          <draw:line draw:style-name="gr25" draw:text-style-name="P2" draw:layer="layout" svg:x1="4.88cm" svg:y1="2.994cm" svg:x2="4.95cm" svg:y2="2.924cm">
            <text:p/>
          </draw:line>
        </draw:g>
        <draw:g>
          <draw:ellipse draw:style-name="gr26" draw:text-style-name="P2" draw:layer="layout" svg:width="0.16cm" svg:height="0.566cm" draw:transform="rotate (-3.13984732433839) translate (4.183cm 0.896cm)" draw:kind="arc" draw:start-angle="179.8" draw:end-angle="359.37">
            <text:p/>
          </draw:ellipse>
          <draw:ellipse draw:style-name="gr27" draw:text-style-name="P2" draw:layer="layout" svg:width="0.161cm" svg:height="0.566cm" draw:transform="rotate (3.14002185726241) translate (4.344cm 0.897cm)" draw:kind="arc" draw:start-angle="180" draw:end-angle="359.6">
            <text:p/>
          </draw:ellipse>
          <draw:ellipse draw:style-name="gr28" draw:text-style-name="P2" draw:layer="layout" svg:width="0.162cm" svg:height="0.567cm" draw:transform="rotate (-3.14089452188959) translate (4.506cm 0.896cm)" draw:kind="arc" draw:start-angle="179.8" draw:end-angle="359.6">
            <text:p/>
          </draw:ellipse>
          <draw:ellipse draw:style-name="gr29" draw:text-style-name="P2" draw:layer="layout" svg:width="0.16cm" svg:height="0.566cm" draw:transform="rotate (-3.13984732433839) translate (4.666cm 0.896cm)" draw:kind="arc" draw:start-angle="179.8" draw:end-angle="359.37">
            <text:p/>
          </draw:ellipse>
          <draw:line draw:style-name="gr30" draw:text-style-name="P2" draw:layer="layout" svg:x1="4.667cm" svg:y1="0.614cm" svg:x2="4.766cm" svg:y2="0.614cm">
            <text:p/>
          </draw:line>
          <draw:line draw:style-name="gr31" draw:text-style-name="P2" draw:layer="layout" svg:x1="3.923cm" svg:y1="0.614cm" svg:x2="4.022cm" svg:y2="0.614cm">
            <text:p/>
          </draw:line>
        </draw:g>
        <draw:g draw:id="id2">
          <draw:glue-point draw:id="4" svg:x="4.701cm" svg:y="-3.143cm"/>
          <draw:glue-point draw:id="5" svg:x="4.421cm" svg:y="2.609cm"/>
          <draw:ellipse draw:style-name="gr32" draw:text-style-name="P2" draw:layer="layout" svg:width="0.16cm" svg:height="0.566cm" draw:transform="rotate (1.56905099754261) translate (5.268cm 2.157cm)" draw:kind="arc" draw:start-angle="180.61" draw:end-angle="0.2">
            <text:p/>
          </draw:ellipse>
          <draw:ellipse draw:style-name="gr33" draw:text-style-name="P2" draw:layer="layout" svg:width="0.161cm" svg:height="0.566cm" draw:transform="rotate (1.57236712312139) translate (5.267cm 1.996cm)" draw:kind="arc" draw:start-angle="180.4" draw:end-angle="0">
            <text:p/>
          </draw:ellipse>
          <draw:ellipse draw:style-name="gr34" draw:text-style-name="P2" draw:layer="layout" svg:width="0.162cm" svg:height="0.567cm" draw:transform="rotate (1.5700981950938) translate (5.268cm 1.836cm)" draw:kind="arc" draw:start-angle="180.4" draw:end-angle="0.2">
            <text:p/>
          </draw:ellipse>
          <draw:ellipse draw:style-name="gr35" draw:text-style-name="P2" draw:layer="layout" svg:width="0.16cm" svg:height="0.566cm" draw:transform="rotate (1.56905099754261) translate (5.268cm 1.674cm)" draw:kind="arc" draw:start-angle="180.61" draw:end-angle="0.2">
            <text:p/>
          </draw:ellipse>
          <draw:line draw:style-name="gr36" draw:text-style-name="P2" draw:layer="layout" svg:x1="5.55cm" svg:y1="1.513cm" svg:x2="5.55cm" svg:y2="1.414cm">
            <text:p/>
          </draw:line>
          <draw:line draw:style-name="gr37" draw:text-style-name="P2" draw:layer="layout" svg:x1="5.55cm" svg:y1="2.257cm" svg:x2="5.55cm" svg:y2="2.158cm">
            <text:p/>
          </draw:line>
        </draw:g>
        <draw:g>
          <draw:ellipse draw:style-name="gr38" draw:text-style-name="P2" draw:layer="layout" svg:width="0.16cm" svg:height="0.566cm" draw:transform="rotate (-0.787143492650481) translate (3.807cm 2.624cm)" draw:kind="arc" draw:start-angle="179.8" draw:end-angle="359.6">
            <text:p/>
          </draw:ellipse>
          <draw:ellipse draw:style-name="gr39" draw:text-style-name="P2" draw:layer="layout" svg:width="0.161cm" svg:height="0.566cm" draw:transform="rotate (-0.783827367071692) translate (3.693cm 2.51cm)" draw:kind="arc" draw:start-angle="179.59" draw:end-angle="359.37">
            <text:p/>
          </draw:ellipse>
          <draw:ellipse draw:style-name="gr40" draw:text-style-name="P2" draw:layer="layout" svg:width="0.162cm" svg:height="0.567cm" draw:transform="rotate (-0.786096295099285) translate (3.578cm 2.395cm)" draw:kind="arc" draw:start-angle="179.8" draw:end-angle="359.6">
            <text:p/>
          </draw:ellipse>
          <draw:ellipse draw:style-name="gr41" draw:text-style-name="P2" draw:layer="layout" svg:width="0.16cm" svg:height="0.566cm" draw:transform="rotate (-0.787143492650481) translate (3.466cm 2.282cm)" draw:kind="arc" draw:start-angle="179.8" draw:end-angle="359.6">
            <text:p/>
          </draw:ellipse>
          <draw:line draw:style-name="gr42" draw:text-style-name="P2" draw:layer="layout" svg:x1="3.266cm" svg:y1="2.481cm" svg:x2="3.196cm" svg:y2="2.411cm">
            <text:p/>
          </draw:line>
          <draw:line draw:style-name="gr43" draw:text-style-name="P2" draw:layer="layout" svg:x1="3.792cm" svg:y1="3.007cm" svg:x2="3.722cm" svg:y2="2.937cm">
            <text:p/>
          </draw:line>
        </draw:g>
        <draw:g>
          <draw:ellipse draw:style-name="gr44" draw:text-style-name="P2" draw:layer="layout" svg:width="0.16cm" svg:height="0.566cm" draw:transform="rotate (0.001745329251994) translate (4.502cm 2.739cm)" draw:kind="arc" draw:start-angle="179.8" draw:end-angle="359.37">
            <text:p/>
          </draw:ellipse>
          <draw:ellipse draw:style-name="gr45" draw:text-style-name="P2" draw:layer="layout" svg:width="0.161cm" svg:height="0.566cm" draw:transform="rotate (-0.00157079632798165) translate (4.341cm 2.738cm)" draw:kind="arc" draw:start-angle="180" draw:end-angle="359.6">
            <text:p/>
          </draw:ellipse>
          <draw:ellipse draw:style-name="gr46" draw:text-style-name="P2" draw:layer="layout" svg:width="0.162cm" svg:height="0.567cm" draw:transform="rotate (0.0006981317007976) translate (4.179cm 2.739cm)" draw:kind="arc" draw:start-angle="179.8" draw:end-angle="359.6">
            <text:p/>
          </draw:ellipse>
          <draw:ellipse draw:style-name="gr47" draw:text-style-name="P2" draw:layer="layout" svg:width="0.16cm" svg:height="0.566cm" draw:transform="rotate (0.001745329251994) translate (4.019cm 2.739cm)" draw:kind="arc" draw:start-angle="179.8" draw:end-angle="359.37">
            <text:p/>
          </draw:ellipse>
          <draw:line draw:style-name="gr48" draw:text-style-name="P2" draw:layer="layout" svg:x1="4.018cm" svg:y1="3.02cm" svg:x2="3.919cm" svg:y2="3.02cm">
            <text:p/>
          </draw:line>
          <draw:line draw:style-name="gr49" draw:text-style-name="P2" draw:layer="layout" svg:x1="4.762cm" svg:y1="3.02cm" svg:x2="4.663cm" svg:y2="3.02cm">
            <text:p/>
          </draw:line>
        </draw:g>
        <draw:line draw:style-name="gr50" draw:text-style-name="P3" draw:layer="layout" svg:x1="5.492cm" svg:y1="1.269cm" svg:x2="5.223cm" svg:y2="1.469cm">
          <text:p/>
        </draw:line>
        <draw:line draw:style-name="gr50" draw:text-style-name="P3" draw:layer="layout" svg:x1="5.55cm" svg:y1="1.41cm" svg:x2="5.223cm" svg:y2="1.469cm">
          <text:p/>
        </draw:line>
        <draw:line draw:style-name="gr50" draw:text-style-name="P3" draw:layer="layout" svg:x1="5.559cm" svg:y1="2.253cm" svg:x2="5.226cm" svg:y2="2.193cm">
          <draw:glue-point draw:id="4" svg:x="1.081cm" svg:y="1.166cm"/>
          <text:p/>
        </draw:line>
        <draw:line draw:style-name="gr50" draw:text-style-name="P3" draw:layer="layout" svg:x1="5.476cm" svg:y1="2.398cm" svg:x2="5.226cm" svg:y2="2.193cm">
          <text:p/>
        </draw:line>
        <draw:line draw:style-name="gr50" draw:text-style-name="P3" draw:layer="layout" svg:x1="4.877cm" svg:y1="2.998cm" svg:x2="4.721cm" svg:y2="2.7cm">
          <text:p/>
        </draw:line>
        <draw:line draw:style-name="gr50" draw:text-style-name="P3" draw:layer="layout" svg:x1="4.757cm" svg:y1="3.026cm" svg:x2="4.721cm" svg:y2="2.7cm">
          <text:p/>
        </draw:line>
        <draw:line draw:style-name="gr50" draw:text-style-name="P3" draw:layer="layout" svg:x1="3.915cm" svg:y1="3.011cm" svg:x2="3.945cm" svg:y2="2.713cm">
          <text:p/>
        </draw:line>
        <draw:line draw:style-name="gr50" draw:text-style-name="P3" draw:layer="layout" svg:x1="3.792cm" svg:y1="3.007cm" svg:x2="3.945cm" svg:y2="2.713cm">
          <text:p/>
        </draw:line>
        <draw:line draw:style-name="gr50" draw:text-style-name="P3" draw:layer="layout" svg:x1="3.192cm" svg:y1="2.408cm" svg:x2="3.457cm" svg:y2="2.2cm">
          <text:p/>
        </draw:line>
        <draw:line draw:style-name="gr50" draw:text-style-name="P3" draw:layer="layout" svg:x1="3.122cm" svg:y1="2.24cm" svg:x2="3.468cm" svg:y2="2.196cm">
          <text:p/>
        </draw:line>
        <draw:line draw:style-name="gr50" draw:text-style-name="P3" draw:layer="layout" svg:x1="3.118cm" svg:y1="1.406cm" svg:x2="3.462cm" svg:y2="1.44cm">
          <text:p/>
        </draw:line>
        <draw:line draw:style-name="gr50" draw:text-style-name="P3" draw:layer="layout" svg:x1="3.173cm" svg:y1="1.273cm" svg:x2="3.462cm" svg:y2="1.44cm">
          <text:p/>
        </draw:line>
        <draw:line draw:style-name="gr50" draw:text-style-name="P3" draw:layer="layout" svg:x1="3.771cm" svg:y1="0.673cm" svg:x2="3.975cm" svg:y2="0.952cm">
          <text:p/>
        </draw:line>
        <draw:line draw:style-name="gr50" draw:text-style-name="P3" draw:layer="layout" svg:x1="3.922cm" svg:y1="0.611cm" svg:x2="3.976cm" svg:y2="0.952cm">
          <text:p/>
        </draw:line>
        <draw:line draw:style-name="gr50" draw:text-style-name="P3" draw:layer="layout" svg:x1="4.769cm" svg:y1="0.612cm" svg:x2="4.718cm" svg:y2="0.942cm">
          <text:p/>
        </draw:line>
        <draw:line draw:style-name="gr50" draw:text-style-name="P3" draw:layer="layout" svg:x1="4.893cm" svg:y1="0.671cm" svg:x2="4.718cm" svg:y2="0.941cm">
          <text:p/>
        </draw:line>
        <draw:frame draw:style-name="gr51" draw:text-style-name="P4" draw:layer="layout" svg:width="0.985cm" svg:height="0.726cm" svg:x="5.679cm" svg:y="1.823cm">
          <draw:text-box>
            <text:p><text:span text:style-name="T2">الف</text:span></text:p>
          </draw:text-box>
        </draw:frame>
        <draw:frame draw:style-name="gr52" draw:text-style-name="P4" draw:layer="layout" svg:width="0.604cm" svg:height="0.726cm" svg:x="5.319cm" svg:y="2.559cm">
          <draw:text-box>
            <text:p><text:span text:style-name="T2">با</text:span></text:p>
          </draw:text-box>
        </draw:frame>
        <draw:frame draw:style-name="gr52" draw:text-style-name="P4" draw:layer="layout" svg:width="0.646cm" svg:height="0.726cm" svg:x="4.505cm" svg:y="2.874cm">
          <draw:text-box>
            <text:p><text:span text:style-name="T2">ج</text:span></text:p>
          </draw:text-box>
        </draw:frame>
        <draw:frame draw:style-name="gr52" draw:text-style-name="P4" draw:layer="layout" svg:width="0.561cm" svg:height="0.726cm" svg:x="2.875cm" svg:y="2.671cm">
          <draw:text-box>
            <text:p><text:span text:style-name="T2">د</text:span></text:p>
          </draw:text-box>
        </draw:frame>
        <draw:frame draw:style-name="gr52" draw:text-style-name="P4" draw:layer="layout" svg:width="0.549cm" svg:height="0.726cm" svg:x="5.188cm" svg:y="0.13cm">
          <draw:text-box>
            <text:p><text:span text:style-name="T2">ڑ</text:span></text:p>
          </draw:text-box>
        </draw:frame>
        <draw:path draw:style-name="gr53" draw:text-style-name="P3" draw:layer="layout" svg:width="0.587cm" svg:height="0.217cm" draw:transform="rotate (0.39269908169865) translate (3.6880927221746cm 1.06155638808959cm)" svg:viewBox="0 0 588 218" svg:d="m516 4998c-68-19-139-29-214-29-81 0-159 12-231 33l-71-172c94-30 196-46 303-46 100 0 195 14 285 41z">
          <text:p/>
        </draw:path>
        <draw:path draw:style-name="gr53" draw:text-style-name="P3" draw:layer="layout" svg:width="0.475cm" svg:height="0.474cm" draw:transform="rotate (0.39269908169865) translate (3.22350838257146cm 1.36578369954542cm)" svg:viewBox="0 0 476 475" svg:d="m476 5164c-128 69-232 173-300 302l-176-73c89-174 230-314 405-402z">
          <text:p/>
        </draw:path>
        <draw:path draw:style-name="gr53" draw:text-style-name="P3" draw:layer="layout" svg:width="0.223cm" svg:height="0.593cm" draw:transform="rotate (0.39269908169865) translate (3.33363965150498cm 1.9079287443884cm)" svg:viewBox="0 0 224 594" svg:d="m224 6150c-21 71-32 147-32 227 0 77 10 150 30 220l-181 74c-27-90-41-186-41-286 0-109 17-212 48-308z">
          <text:p/>
        </draw:path>
        <draw:path draw:style-name="gr53" draw:text-style-name="P3" draw:layer="layout" svg:width="0.484cm" svg:height="0.494cm" draw:transform="rotate (0.39269908169865) translate (3.67526361325462cm 2.48192279083194cm)" svg:viewBox="0 0 485 495" svg:d="m182 7399c68 131 173 238 303 308l-77 187c-178-92-321-239-408-420z">
          <text:p/>
        </draw:path>
        <draw:path draw:style-name="gr53" draw:text-style-name="P3" draw:layer="layout" svg:width="0.604cm" svg:height="0.233cm" draw:transform="rotate (0.39269908169865) translate (4.32193674840327cm 2.61118457986595cm)" svg:viewBox="0 0 605 234" svg:d="m77 8133c73 22 151 33 232 33 77 0 150-10 219-29l77 187c-92 28-191 43-295 43-109 0-213-16-310-48z">
          <text:p/>
        </draw:path>
        <draw:path draw:style-name="gr53" draw:text-style-name="P3" draw:layer="layout" svg:width="0.503cm" svg:height="0.51cm" draw:transform="rotate (0.39269908169865) translate (4.79607443190041cm 2.00727394383698cm)" svg:viewBox="0 0 504 511" svg:d="m0 7704c139-71 251-184 321-324l183 76c-89 190-239 342-427 435z">
          <text:p/>
        </draw:path>
        <draw:path draw:style-name="gr53" draw:text-style-name="P3" draw:layer="layout" svg:width="0.226cm" svg:height="0.589cm" draw:transform="rotate (0.39269908169865) translate (4.88522840738384cm 1.25979175122412cm)" svg:viewBox="0 0 227 590" svg:d="m6 6581c18-66 27-136 27-209 0-82-11-159-33-231l178-74c32 97 49 202 49 313 0 97-13 190-38 277z">
          <text:p/>
        </draw:path>
        <draw:path draw:style-name="gr53" draw:text-style-name="P3" draw:layer="layout" svg:width="0.491cm" svg:height="0.479cm" draw:transform="rotate (0.39269908169865) translate (4.33209559559362cm 0.897680176100987cm)" svg:viewBox="0 0 492 480" svg:d="m314 5454c-71-132-180-238-314-306l72-174c181 87 327 229 420 406z">
          <text:p/>
        </draw:path>
        <draw:frame draw:style-name="gr1" draw:text-style-name="P1" draw:layer="layout" svg:width="0.659cm" svg:height="0.569cm" svg:x="3.201cm" svg:y="1.868cm">
          <draw:text-box>
            <text:p><text:span text:style-name="T1">5</text:span></text:p>
          </draw:text-box>
        </draw:frame>
        <draw:frame draw:style-name="gr1" draw:text-style-name="P1" draw:layer="layout" svg:width="0.659cm" svg:height="0.569cm" draw:transform="rotate (-1.17809724509714) translate (4.099cm 0.646cm)">
          <draw:text-box>
            <text:p><text:span text:style-name="T1">7</text:span></text:p>
          </draw:text-box>
        </draw:frame>
        <draw:frame draw:style-name="gr1" draw:text-style-name="P1" draw:layer="layout" svg:width="0.659cm" svg:height="0.569cm" draw:transform="rotate (0.39269908169865) translate (4.704cm 1.368cm)">
          <draw:text-box>
            <text:p><text:span text:style-name="T1">1</text:span></text:p>
          </draw:text-box>
        </draw:frame>
        <draw:frame draw:style-name="gr1" draw:text-style-name="P1" draw:layer="layout" svg:width="0.659cm" svg:height="0.569cm" draw:transform="rotate (-0.392699081699837) translate (4.932cm 1.761cm)">
          <draw:text-box>
            <text:p><text:span text:style-name="T1">2</text:span></text:p>
          </draw:text-box>
        </draw:frame>
        <draw:frame draw:style-name="gr1" draw:text-style-name="P1" draw:layer="layout" svg:width="0.659cm" svg:height="0.569cm" draw:transform="rotate (-1.17809724509714) translate (4.766cm 2.203cm)">
          <draw:text-box>
            <text:p><text:span text:style-name="T1">3</text:span></text:p>
          </draw:text-box>
        </draw:frame>
        <draw:frame draw:style-name="gr1" draw:text-style-name="P1" draw:layer="layout" svg:width="0.659cm" svg:height="0.569cm" draw:transform="rotate (1.17809724509595) translate (3.596cm 2.808cm)">
          <draw:text-box>
            <text:p><text:span text:style-name="T1">4</text:span></text:p>
          </draw:text-box>
        </draw:frame>
        <draw:frame draw:style-name="gr1" draw:text-style-name="P1" draw:layer="layout" svg:width="0.659cm" svg:height="0.569cm" draw:transform="rotate (1.17809724509595) translate (4.267cm 1.207cm)">
          <draw:text-box>
            <text:p><text:span text:style-name="T1">8</text:span></text:p>
          </draw:text-box>
        </draw:frame>
        <draw:frame draw:style-name="gr54" draw:layer="layout" svg:width="0.324cm" svg:height="0.469cm" svg:x="4.166cm" svg:y="1.5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55" draw:text-style-name="P3" draw:layer="layout" svg:width="0.162cm" svg:height="0.282cm" svg:x="4.927cm" svg:y="1.677cm" svg:viewBox="0 0 163 283" svg:d="m1 249c7-34 10-69 10-105 0-38-4-75-11-110l148-34c10 48 15 98 15 149 0 46-4 91-12 134z">
          <text:p/>
        </draw:path>
        <draw:path draw:style-name="gr56" draw:text-style-name="P3" draw:layer="layout" svg:width="0.162cm" svg:height="0.282cm" draw:transform="rotate (3.10668606854932) translate (3.72375045291774cm 1.95365037742031cm)" svg:viewBox="0 0 163 283" svg:d="m1-3396c7-34 10-69 10-105 0-38-4-75-11-110l148-34c10 48 15 98 15 149 0 46-4 91-12 134z">
          <text:p/>
        </draw:path>
        <draw:line draw:style-name="gr57" draw:text-style-name="P3" draw:layer="layout" svg:x1="3.718cm" svg:y1="1.798cm" svg:x2="4.236cm" svg:y2="1.798cm">
          <text:p/>
        </draw:line>
        <draw:line draw:style-name="gr57" draw:text-style-name="P3" draw:layer="layout" svg:x1="4.459cm" svg:y1="1.805cm" svg:x2="4.937cm" svg:y2="1.805cm">
          <text:p/>
        </draw:line>
        <draw:frame draw:style-name="gr52" draw:text-style-name="P4" draw:layer="layout" svg:width="0.561cm" svg:height="0.726cm" svg:x="2.438cm" svg:y="1.864cm">
          <draw:text-box>
            <text:p><text:span text:style-name="T2">ڈ</text:span></text:p>
          </draw:text-box>
        </draw:frame>
        <draw:frame draw:style-name="gr52" draw:text-style-name="P4" draw:layer="layout" svg:width="0.561cm" svg:height="0.726cm" svg:x="2.791cm" svg:y="0.253cm">
          <draw:text-box>
            <text:p><text:span text:style-name="T2">ذ</text:span></text:p>
          </draw:text-box>
        </draw:frame>
        <draw:frame draw:style-name="gr52" draw:text-style-name="P4" draw:layer="layout" svg:width="0.549cm" svg:height="0.726cm" svg:x="3.555cm" svg:y="-0.087cm">
          <draw:text-box>
            <text:p><text:span text:style-name="T2">ر</text:span></text:p>
          </draw:text-box>
        </draw:frame>
        <draw:frame draw:style-name="gr58" draw:text-style-name="P4" draw:id="id1" draw:layer="layout" svg:width="2.144cm" svg:height="0.726cm" svg:x="6.685cm" svg:y="0.517cm">
          <draw:text-box>
            <text:p><text:span text:style-name="T2">قصرِ دور لچھا</text:span></text:p>
          </draw:text-box>
        </draw:frame>
        <draw:connector draw:style-name="gr59" draw:text-style-name="P3" draw:layer="layout" draw:type="curve" svg:x1="7.757cm" svg:y1="1.243cm" svg:x2="5.835cm" svg:y2="1.835cm" draw:start-shape="id1" draw:start-glue-point="2" draw:end-shape="id2" draw:end-glue-point="1" svg:d="m7757 1243c0 395-640 592-1922 592">
          <text:p/>
        </draw:connector>
        <draw:frame draw:style-name="gr58" draw:text-style-name="P4" draw:id="id3" draw:layer="layout" svg:width="2.144cm" svg:height="0.726cm" svg:x="0.203cm" svg:y="0.476cm">
          <draw:text-box>
            <text:p><text:span text:style-name="T2">قصرِ دور لچھا</text:span></text:p>
          </draw:text-box>
        </draw:frame>
        <draw:connector draw:style-name="gr59" draw:text-style-name="P3" draw:layer="layout" draw:type="curve" svg:x1="1.275cm" svg:y1="1.202cm" svg:x2="2.843cm" svg:y2="1.823cm" draw:start-shape="id3" draw:start-glue-point="2" draw:end-shape="id4" draw:end-glue-point="3" svg:d="m1275 1202c0 414 522 621 1568 621">
          <text:p/>
        </draw:connector>
        <draw:line draw:style-name="gr57" draw:text-style-name="P3" draw:layer="layout" svg:x1="6.132cm" svg:y1="0.699cm" svg:x2="5.587cm" svg:y2="0.242cm">
          <text:p/>
        </draw:line>
        <draw:line draw:style-name="gr57" draw:text-style-name="P3" draw:layer="layout" svg:x1="6.122cm" svg:y1="2.854cm" svg:x2="5.577cm" svg:y2="3.3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